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ff420e" draw:textarea-horizontal-align="center" draw:textarea-vertical-align="middle"/>
    </style:style>
    <style:style style:name="P1" style:family="paragraph">
      <style:text-properties fo:font-family="Calibri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family="Calibri" style:font-family-generic="swiss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186cm" svg:height="2.833cm" svg:x="2.683cm" svg:y="3.29cm">
          <draw:text-box>
            <text:p text:style-name="P1"><text:span text:style-name="T1">TalkFeed</text:span></text:p>
          </draw:text-box>
        </draw:frame>
        <draw:line draw:style-name="gr2" draw:text-style-name="P2" draw:layer="layout" svg:x1="11.325cm" svg:y1="3.599cm" svg:x2="11.351cm" svg:y2="16.1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an-Baptiste Vovau</meta:initial-creator>
    <meta:creation-date>2011-07-25T20:18:34.83</meta:creation-date>
    <dc:date>2011-07-25T20:42:11.80</dc:date>
    <dc:creator>Jean-Baptiste Vovau</dc:creator>
    <meta:editing-duration>PT23M43S</meta:editing-duration>
    <meta:editing-cycles>2</meta:editing-cycles>
    <meta:generator>OpenOffice.org/3.3$Win32 OpenOffice.org_project/330m20$Build-9567</meta:generator>
    <meta:document-statistic meta:object-count="2"/>
  </office:meta>
</office:document-meta>
</file>